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8pt" fo:font-style="italic" style:text-underline-style="none" fo:font-weight="normal" officeooo:rsid="001be0d5" officeooo:paragraph-rsid="001be0d5" style:font-size-asian="18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be1ff" style:font-size-asian="18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d1e3d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text-properties style:font-name="Liberation Mono" fo:font-size="18pt" fo:font-style="italic" style:text-underline-style="none" fo:font-weight="bold" officeooo:rsid="001d1e3d" officeooo:paragraph-rsid="001d1e3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d4883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text-properties style:font-name="Liberation Mono" fo:font-size="18pt" fo:font-style="italic" style:text-underline-style="none" fo:font-weight="normal" officeooo:rsid="001d4883" officeooo:paragraph-rsid="001d4883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1d1e3d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290b19" style:font-size-asian="18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text-properties style:font-name="Liberation Mono" fo:font-size="18pt" fo:font-style="italic" style:text-underline-style="none" fo:font-weight="normal" officeooo:rsid="001d4883" officeooo:paragraph-rsid="001d1e3d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1d4883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font-name="Liberation Mono" fo:font-size="18pt" fo:font-style="italic" style:text-underline-style="none" fo:font-weight="normal" officeooo:rsid="001e274f" officeooo:paragraph-rsid="001e274f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style:font-name="Liberation Mono" fo:font-size="18pt" fo:font-style="italic" style:text-underline-style="none" fo:font-weight="normal" officeooo:rsid="001e274f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text-properties style:font-name="Liberation Mono" fo:font-size="18pt" fo:font-style="italic" style:text-underline-style="none" fo:font-weight="normal" officeooo:rsid="001e99e9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>
      <style:text-properties style:font-name="Liberation Mono" fo:font-size="18pt" fo:font-style="italic" style:text-underline-style="none" fo:font-weight="normal" officeooo:rsid="0023a5d1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text-properties fo:font-variant="normal" fo:text-transform="none" fo:color="#001d35" loext:opacity="100%" style:font-name="Liberation Mono" fo:font-size="18pt" fo:letter-spacing="normal" fo:font-style="italic" style:text-underline-style="none" fo:font-weight="normal" officeooo:rsid="0023a5d1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text-properties style:font-name="Liberation Mono" fo:font-size="18pt" fo:font-style="italic" fo:font-weight="normal" officeooo:rsid="00273a53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text-properties style:font-name="Liberation Mono" fo:font-size="18pt" fo:font-style="italic" fo:font-weight="normal" officeooo:rsid="002797e7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text-properties style:font-name="Liberation Mono" fo:font-size="18pt" fo:font-style="italic" fo:font-weight="normal" officeooo:rsid="0029288d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text-properties style:font-name="Liberation Mono" fo:font-size="18pt" fo:font-style="italic" fo:font-weight="normal" officeooo:rsid="002a3de6" officeooo:paragraph-rsid="002a3de6" style:font-size-asian="18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text-properties style:font-name="Liberation Mono" fo:font-size="18pt" fo:font-style="italic" fo:font-weight="normal" officeooo:rsid="002b9e67" officeooo:paragraph-rsid="002b9e67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style:font-name="Liberation Mono" fo:font-size="18pt" fo:font-style="italic" style:text-underline-style="none" fo:font-weight="normal" officeooo:rsid="001e99e9" officeooo:paragraph-rsid="001e99e9" style:font-size-asian="18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style:text-properties style:font-name="Liberation Mono" fo:font-size="18pt" fo:font-style="italic" style:text-underline-style="none" fo:font-weight="normal" officeooo:rsid="001fda08" officeooo:paragraph-rsid="001fda08" style:font-size-asian="18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text-properties style:font-name="Liberation Mono" fo:font-size="18pt" fo:font-style="italic" style:text-underline-style="none" fo:font-weight="normal" officeooo:rsid="0021a5d6" officeooo:paragraph-rsid="0021a5d6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>
      <style:text-properties style:font-name="Liberation Mono" fo:font-size="18pt" fo:font-style="italic" style:text-underline-style="none" fo:font-weight="normal" officeooo:rsid="00225933" officeooo:paragraph-rsid="00225933" style:font-size-asian="18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>
      <style:text-properties style:font-name="Liberation Mono" fo:font-size="18pt" fo:font-style="italic" style:text-underline-style="none" fo:font-weight="normal" officeooo:rsid="002d21a2" officeooo:paragraph-rsid="002d21a2" style:font-size-asian="18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text-properties style:font-name="Liberation Mono" fo:font-size="18pt" fo:font-style="italic" fo:font-weight="normal" officeooo:rsid="002797e7" officeooo:paragraph-rsid="0023a5d1" style:font-size-asian="18pt" style:font-style-asian="italic" style:font-weight-asian="normal" style:font-size-complex="18pt" style:font-style-complex="italic" style:font-weight-complex="normal"/>
    </style:style>
    <style:style style:name="P29" style:family="paragraph" style:parent-style-name="Standard">
      <style:text-properties style:font-name="Liberation Mono" fo:font-size="18pt" fo:font-style="italic" fo:font-weight="normal" officeooo:rsid="002797e7" officeooo:paragraph-rsid="002797e7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1be1ff"/>
    </style:style>
    <style:style style:name="T2" style:family="text">
      <style:text-properties officeooo:rsid="001df010"/>
    </style:style>
    <style:style style:name="T3" style:family="text">
      <style:text-properties officeooo:rsid="001e274f"/>
    </style:style>
    <style:style style:name="T4" style:family="text">
      <style:text-properties officeooo:rsid="001d1e3d"/>
    </style:style>
    <style:style style:name="T5" style:family="text">
      <style:text-properties officeooo:rsid="001d4883"/>
    </style:style>
    <style:style style:name="T6" style:family="text">
      <style:text-properties officeooo:rsid="00290b19"/>
    </style:style>
    <style:style style:name="T7" style:family="text">
      <style:text-properties officeooo:rsid="002b9e67"/>
    </style:style>
    <style:style style:name="T8" style:family="text">
      <style:text-properties officeooo:rsid="00273a53"/>
    </style:style>
    <style:style style:name="T9" style:family="text">
      <style:text-properties fo:font-variant="normal" fo:text-transform="none" fo:color="#001d35" loext:opacity="100%" fo:letter-spacing="normal" style:text-underline-style="none" officeooo:rsid="00273a53"/>
    </style:style>
    <style:style style:name="T10" style:family="text">
      <style:text-properties officeooo:rsid="001fda08"/>
    </style:style>
    <style:style style:name="T11" style:family="text">
      <style:text-properties officeooo:rsid="0021a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is any kind of information that can be recorded.</text:p>
      <text:p text:style-name="P1"/>
      <text:p text:style-name="P1">Database(DB) is an organised collection of data.</text:p>
      <text:p text:style-name="P1"/>
      <text:p text:style-name="P1">Database Management System(DBMS):</text:p>
      <text:p text:style-name="P1"><text:s text:c="2"/>It is a software(set of programs) used to manage &amp; access DB.</text:p>
      <text:p text:style-name="P1"><text:s text:c="2"/>It has 2 types:</text:p>
      <text:p text:style-name="P1">1.RDBMS(relational):</text:p>
      <text:p text:style-name="P1"><text:s text:c="3"/>stores data in tables with relationships in b/w.</text:p>
      <text:p text:style-name="P1"><text:s text:c="3"/>Its examples are MySQL, PostgreSQL, Microsoft SQL Server, Oracle, SQLite.</text:p>
      <text:p text:style-name="P1">2.NoSQL DBMS</text:p>
      <text:p text:style-name="P1"><text:s text:c="3"/><text:span text:style-name="T1">stores data in flexible yet unstructured or semi-structured form.</text:span></text:p>
      <text:p text:style-name="P1"><text:s text:c="3"/><text:span text:style-name="T1">Its examples are MongoDB and Cassandra.</text:span></text:p>
      <text:p text:style-name="P1"/>
      <text:p text:style-name="P2">Data redundancy means presence of same data in multiple locations within a system.</text:p>
      <text:p text:style-name="P2"/>
      <text:p text:style-name="P2">Data integrity means <text:span text:style-name="T2">accuracy, consistency &amp; </text:span>completeness of data without any malware or modifications <text:span text:style-name="T3">&amp; also differentiating b/w data types.</text:span></text:p>
      <text:p text:style-name="P2"/>
      <text:p text:style-name="P2">Scalabilty means capability to maintain efficiency &amp; performance when workload increases.</text:p>
      <text:p text:style-name="P2"/>
      <text:p text:style-name="P3"><text:soft-page-break/><text:span text:style-name="T4">Concurrency means accessing same data at same time from multiple devices or through multiple users.</text:span></text:p>
      <text:p text:style-name="P3"/>
      <text:p text:style-name="P4">File-based system:</text:p>
      <text:p text:style-name="P3"><text:span text:style-name="T5">1.</text:span><text:span text:style-name="T4">Data is stored in individual files, with hierarchical structure of folders.</text:span></text:p>
      <text:p text:style-name="P3"><text:span text:style-name="T5">2.</text:span><text:span text:style-name="T4">High data redundancy.</text:span></text:p>
      <text:p text:style-name="P3"><text:span text:style-name="T5">3.</text:span><text:span text:style-name="T4">Low data integrity </text:span><text:span text:style-name="T5">&amp; scalability.</text:span></text:p>
      <text:p text:style-name="P3"><text:span text:style-name="T5">4.</text:span><text:span text:style-name="T4">Data access is done through application specific programs.So, is less flexible.</text:span></text:p>
      <text:p text:style-name="P5"><text:span text:style-name="T5">5.</text:span><text:span text:style-name="T4">Limited concurrency </text:span><text:span text:style-name="T6">and data is isolated.</text:span><text:span text:style-name="T5"> </text:span><text:span text:style-name="T6">6.Si</text:span><text:span text:style-name="T5">mple back-up procedure </text:span><text:span text:style-name="T6">and cheap with almost no requirements for design.</text:span></text:p>
      <text:p text:style-name="P3"><text:span text:style-name="T6">7</text:span><text:span text:style-name="T5">.</text:span><text:span text:style-name="T4">Less secure than DBMS </text:span><text:span text:style-name="T6">and </text:span><text:span text:style-name="T5">cheap.</text:span></text:p>
      <text:p text:style-name="P6"/>
      <text:p text:style-name="P3"/>
      <text:p text:style-name="P7">DBMS:</text:p>
      <text:p text:style-name="P7"><text:span text:style-name="T5">1.</text:span>Data is stored in tables in structured and refined form.</text:p>
      <text:p text:style-name="P7"><text:span text:style-name="T5">2.</text:span>Low data redundancy.</text:p>
      <text:p text:style-name="P7"><text:span text:style-name="T5">3.</text:span>High data integrity <text:span text:style-name="T5">&amp; scalability.</text:span></text:p>
      <text:p text:style-name="P7"><text:span text:style-name="T5">4.</text:span>Data access is done through database language.So , is more flexible.</text:p>
      <text:p text:style-name="P8"><text:span text:style-name="T5">5.</text:span>High concurrency, <text:span text:style-name="T6">data is shared &amp; is more secure.</text:span></text:p>
      <text:p text:style-name="P8"><text:span text:style-name="T6">6.</text:span><text:span text:style-name="T5">complex back-up procedure, </text:span><text:span text:style-name="T7">large in size </text:span><text:span text:style-name="T6">&amp; expensive</text:span><text:span text:style-name="T5">.</text:span></text:p>
      <text:p text:style-name="P9">7.Designing is important.</text:p>
      <text:p text:style-name="P10"/>
      <text:p text:style-name="P11">Data persistency means that if data is not removed permanently, it will remain in DBMS.</text:p>
      <text:p text:style-name="P11"/>
      <text:p text:style-name="P12"><text:soft-page-break/>In DBMS, if you are working(modifying) on a data then you need a place to store that data locally. </text:p>
      <text:p text:style-name="P13"/>
      <text:p text:style-name="P14">In DBMS, data is integrated means if user a makes some modification in data then user b will also see that modified data.</text:p>
      <text:p text:style-name="P14"/>
      <text:p text:style-name="P15">Metadata is data that gives information about other data.</text:p>
      <text:p text:style-name="P15"/>
      <text:p text:style-name="P15">Metadata is stored in data dictionary.</text:p>
      <text:p text:style-name="P15"/>
      <text:p text:style-name="P16"><text:span text:style-name="T8">DBMS </text:span>provide<text:span text:style-name="T8">s</text:span> storage and management for various related components including data entry forms, reports, validation rules, code, and even multimedia formats like images and videos.</text:p>
      <text:p text:style-name="P16"/>
      <text:p text:style-name="P17"><text:span text:style-name="T9">DBMS sets s</text:span>ecurity rules <text:span text:style-name="T8">that </text:span>determines which users can access the database which data items users can access, and which data operations (read, add, delete or modify) the user can perform.</text:p>
      <text:p text:style-name="P17"/>
      <text:p text:style-name="P18">DBMS uses complex algorithms to ensure concurrency without compromising integrity.It also provides backup &amp; recovery function.</text:p>
      <text:p text:style-name="P18"/>
      <text:p text:style-name="P19">DBMS provides data access through query language &amp; also provides application programming interfaces to languages such as C, Java, Visual etc..</text:p>
      <text:p text:style-name="P19"><text:soft-page-break/></text:p>
      <text:p text:style-name="P20">DBMS accepts end-user requests via multiple different network environments.</text:p>
      <text:p text:style-name="P20"/>
      <text:p text:style-name="P21">The probability of data inconsistency is greatly reduced in a proper DB.</text:p>
      <text:p text:style-name="P21"/>
      <text:p text:style-name="P21">The availability of data, combined with the tools that transform data in to usable information, end users to make quick, informed decisions that can make the different b/w success &amp; failure in the global economy.</text:p>
      <text:p text:style-name="P21"/>
      <text:p text:style-name="P22">It is very difficult &amp; costly to convert data of files into database file.You need trained personnel for this purpose.</text:p>
      <text:p text:style-name="P22"/>
      <text:p text:style-name="P22">There is a chance of losing data due to electric failure or storage device corruption cuz most organizations store data in single place.</text:p>
      <text:p text:style-name="P12"/>
      <text:p text:style-name="P23">DBMS has 4 major components:</text:p>
      <text:p text:style-name="P23">1.Data</text:p>
      <text:p text:style-name="P23">2.Hardware – <text:span text:style-name="T10">servers, storage devices, networking components and I/O devices.</text:span></text:p>
      <text:p text:style-name="P24">3.Software</text:p>
      <text:p text:style-name="P24">4.Users – <text:span text:style-name="T11">application programmers, end users, and database administrator(DBA)</text:span></text:p>
      <text:p text:style-name="P24"/>
      <text:p text:style-name="P25">DA is professional responsible for overall management of an organization`s data assets.</text:p>
      <text:p text:style-name="P25"/>
      <text:p text:style-name="P26"><text:soft-page-break/>DBA is a professional responsible for managing, securing &amp; maintaining a DBMS.</text:p>
      <text:p text:style-name="P26"/>
      <text:p text:style-name="P27">Role of DBA:</text:p>
      <text:p text:style-name="P27">1.Defining the scheme containing structure of data in application &amp; its organization structure.</text:p>
      <text:p text:style-name="P27">2.Defining storage structure &amp; access method.</text:p>
      <text:p text:style-name="P27">3.Understanding user`s needs.</text:p>
      <text:p text:style-name="P27">4.Defining security &amp; integrity checks.</text:p>
      <text:p text:style-name="P27">5.Defining backup/recovery procedures.</text:p>
      <text:p text:style-name="P27">6.Monitoring performance.</text:p>
      <text:p text:style-name="P27">7.Assistance to application programmers.</text:p>
      <text:p text:style-name="P26"/>
      <text:p text:style-name="P28"/>
      <text:p text:style-name="P29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22:17:40.399121630</meta:creation-date>
    <dc:date>2025-08-19T04:23:00.993067762</dc:date>
    <meta:editing-duration>PT13M18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5" meta:paragraph-count="59" meta:word-count="587" meta:character-count="3943" meta:non-whitespace-character-count="3396"/>
  </office:meta>
</office:document-meta>
</file>